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ccccc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width="0.102cm" svg:stroke-color="#000000" draw:marker-start="Arrow" draw:marker-start-width="0.353cm" draw:marker-end="Arrowheads_20_3" draw:marker-end-width="0.453cm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996633" draw:marker-start="Arrow" draw:marker-start-width="0.353cm" draw:marker-end="Arrowheads_20_3" draw:marker-end-width="0.453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5c8526" draw:marker-start="Arrow" draw:marker-start-width="0.353cm" draw:marker-end="Arrowheads_20_3" draw:marker-end-width="0.453cm" draw:textarea-horizontal-align="center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94006b" draw:marker-start="Arrow" draw:marker-start-width="0.353cm" draw:marker-end="Arrowheads_20_3" draw:marker-end-width="0.453cm" draw:textarea-horizontal-align="center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svg:stroke-width="0.102cm" svg:stroke-color="#800000" draw:marker-start="Arrow" draw:marker-start-width="0.353cm" draw:marker-end="Arrowheads_20_3" draw:marker-end-width="0.453cm" draw:textarea-horizontal-align="center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dash" draw:stroke-dash="Fine_20_Dashed" svg:stroke-width="0.051cm" svg:stroke-color="#008000" draw:marker-start-width="0.277cm" draw:marker-end="Arrow" draw:marker-end-width="0.377cm" draw:textarea-horizontal-align="center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dash" draw:stroke-dash="Fine_20_Dashed" svg:stroke-width="0.051cm" svg:stroke-color="#008000" draw:marker-start-width="0.272cm" draw:marker-end="Arrow" draw:marker-end-width="0.372cm" draw:textarea-horizontal-align="center" draw:textarea-vertical-align="middle" fo:padding-top="0.146cm" fo:padding-bottom="0.146cm" fo:padding-left="0.271cm" fo:padding-right="0.271cm"/>
    </style:style>
    <style:style style:name="gr10" style:family="graphic" style:parent-style-name="standard">
      <style:graphic-properties svg:stroke-width="0cm" svg:stroke-color="#000000" draw:marker-start-width="0.2cm" draw:marker-end-width="0.2cm" draw:fill-color="#94006b" draw:textarea-horizontal-align="center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svg:stroke-width="0cm" draw:marker-start-width="0.2cm" draw:marker-end-width="0.2cm" draw:fill-color="#996633" draw:textarea-horizontal-align="center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svg:stroke-width="0cm" draw:marker-start-width="0.2cm" draw:marker-end-width="0.2cm" draw:fill-color="#ff6633" draw:textarea-horizontal-align="center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svg:stroke-width="0cm" draw:marker-start-width="0.2cm" draw:marker-end-width="0.2cm" draw:fill-color="#9999ff" draw:textarea-horizontal-align="center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svg:stroke-width="0cm" draw:marker-start-width="0.2cm" draw:marker-end-width="0.2cm" draw:fill-color="#800000" draw:textarea-horizontal-align="center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svg:stroke-width="0cm" draw:marker-start-width="0.2cm" draw:marker-end-width="0.2cm" draw:fill-color="#0066cc" draw:textarea-horizontal-align="center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width="0cm" draw:marker-start-width="0.2cm" draw:marker-end-width="0.2cm" draw:fill-color="#008080" draw:textarea-horizontal-align="center" draw:textarea-vertical-align="middle" fo:padding-top="0.125cm" fo:padding-bottom="0.125cm" fo:padding-left="0.25cm" fo:padding-right="0.25cm"/>
    </style:style>
    <style:style style:name="gr17" style:family="graphic" style:parent-style-name="standard">
      <style:graphic-properties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18" style:family="graphic" style:parent-style-name="standard">
      <style:graphic-properties svg:stroke-width="0cm" svg:stroke-color="#000000" draw:marker-start-width="0.2cm" draw:marker-end-width="0.2cm" draw:fill-color="#008000" draw:textarea-horizontal-align="center" draw:textarea-vertical-align="middle" fo:padding-top="0.125cm" fo:padding-bottom="0.125cm" fo:padding-left="0.25cm" fo:padding-right="0.25cm"/>
    </style:style>
    <style:style style:name="gr19" style:family="graphic" style:parent-style-name="standard">
      <style:graphic-properties svg:stroke-width="0.102cm" draw:marker-start="Arrow" draw:marker-start-width="0.352cm" draw:marker-end="Arrowheads_20_3" draw:marker-end-width="0.452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051cm" draw:marker-start-width="0.276cm" draw:marker-end="Arrowheads_20_3" draw:marker-end-width="0.276cm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svg:stroke-width="0cm" draw:marker-start-width="0.2cm" draw:marker-end-width="0.2cm" draw:fill-color="#006b6b" draw:textarea-horizontal-align="center" draw:textarea-vertical-align="middle" fo:padding-top="0.125cm" fo:padding-bottom="0.125cm" fo:padding-left="0.25cm" fo:padding-right="0.25cm"/>
    </style:style>
    <style:style style:name="gr23" style:family="graphic" style:parent-style-name="standard">
      <style:graphic-properties svg:stroke-width="0cm" draw:marker-start-width="0.2cm" draw:marker-end-width="0.2cm" draw:fill-color="#c5000b" draw:textarea-horizontal-align="center" draw:textarea-vertical-align="middle" fo:padding-top="0.125cm" fo:padding-bottom="0.125cm" fo:padding-left="0.25cm" fo:padding-right="0.25cm"/>
    </style:style>
    <style:style style:name="gr24" style:family="graphic" style:parent-style-name="standard">
      <style:graphic-properties draw:stroke="solid" svg:stroke-width="0.051cm" draw:marker-start-width="0.2cm" draw:marker-end-width="0.2cm" draw:fill-color="#008000" draw:opacity="50%" draw:textarea-horizontal-align="left" draw:textarea-vertical-align="top" fo:padding-top="0.15cm" fo:padding-bottom="0.15cm" fo:padding-left="0.275cm" fo:padding-right="0.275cm" draw:shadow-opacity="50%"/>
    </style:style>
    <style:style style:name="gr25" style:family="graphic" style:parent-style-name="objectwithoutfill">
      <style:graphic-properties draw:stroke="solid" svg:stroke-width="0.051cm" svg:stroke-color="#000000" draw:marker-start-width="0.2cm" draw:marker-end-width="0.2cm" draw:fill="solid" draw:fill-color="#cccccc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draw:stroke="solid" svg:stroke-width="0.051cm" draw:marker-start-width="0.2cm" draw:marker-end-width="0.2cm" draw:fill="solid" draw:fill-color="#cccccc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solid" svg:stroke-width="0.051cm" draw:marker-start-width="0.2cm" draw:marker-end-width="0.2cm" draw:fill="solid" draw:fill-color="#4c4c4c" draw:textarea-horizontal-align="justify" draw:textarea-vertical-align="middle" draw:auto-grow-height="false" fo:padding-top="0.15cm" fo:padding-bottom="0.15cm" fo:padding-left="0.275cm" fo:padding-right="0.275cm"/>
    </style:style>
    <style:style style:name="gr28" style:family="graphic" style:parent-style-name="objectwithoutfill">
      <style:graphic-properties draw:stroke="solid" svg:stroke-width="0.051cm" svg:stroke-color="#000000" draw:marker-start-width="0.2cm" draw:marker-end-width="0.2cm" draw:fill="solid" draw:fill-color="#c0c0c0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solid" svg:stroke-width="0.051cm" svg:stroke-color="#000000" draw:marker-start-width="0.2cm" draw:marker-end-width="0.2cm" draw:fill="solid" draw:fill-color="#4c4c4c" draw:fill-hatch-name="white" draw:fill-hatch-solid="true" draw:textarea-horizontal-align="justify" draw:textarea-vertical-align="middle" draw:auto-grow-height="false" fo:padding-top="0.15cm" fo:padding-bottom="0.15cm" fo:padding-left="0.275cm" fo:padding-right="0.275cm"/>
    </style:style>
    <style:style style:name="gr30" style:family="graphic" style:parent-style-name="standard">
      <style:graphic-properties draw:stroke="solid" svg:stroke-width="0.051cm" draw:marker-start-width="0.2cm" draw:marker-end-width="0.2cm" draw:fill="solid" draw:fill-color="#7da647" draw:fill-hatch-name="white" draw:fill-hatch-solid="true" draw:textarea-horizontal-align="left" draw:textarea-vertical-align="top" fo:padding-top="0.15cm" fo:padding-bottom="0.15cm" fo:padding-left="0.275cm" fo:padding-right="0.275cm"/>
    </style:style>
    <style:style style:name="gr31" style:family="graphic" style:parent-style-name="standard">
      <style:graphic-properties draw:stroke="solid" svg:stroke-width="0.051cm" draw:marker-start-width="0.2cm" draw:marker-end-width="0.2cm" draw:fill-color="#ffff99" draw:textarea-horizontal-align="left" draw:textarea-vertical-align="top" fo:padding-top="0.15cm" fo:padding-bottom="0.15cm" fo:padding-left="0.275cm" fo:padding-right="0.275cm"/>
    </style:style>
    <style:style style:name="gr32" style:family="graphic" style:parent-style-name="standard">
      <style:graphic-properties draw:stroke="solid" svg:stroke-width="0.051cm" svg:stroke-color="#4c4c4c" draw:marker-start-width="0.2cm" draw:marker-end="Arrow" draw:marker-end-width="0.3cm" draw:textarea-horizontal-align="center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solid" svg:stroke-width="0.051cm" draw:marker-start-width="0.2cm" draw:marker-end-width="0.2cm" draw:fill-color="#4c4c4c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 style:list-style-name="L1">
      <style:graphic-properties draw:stroke="solid" draw:stroke-dash="Dash_20_2" svg:stroke-width="0.05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white" draw:fill-hatch-solid="tru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>
      <style:graphic-properties draw:stroke="solid" svg:stroke-width="0.051cm" draw:marker-start-width="0.2cm" draw:marker-end-width="0.2cm" draw:fill="solid" draw:fill-color="#4c4c4c" draw:fill-hatch-name="white" draw:fill-hatch-solid="true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6" style:family="graphic" style:parent-style-name="standard">
      <style:graphic-properties draw:stroke="solid" svg:stroke-width="0.051cm" draw:marker-start-width="0.2cm" draw:marker-end-width="0.2cm" draw:fill="solid" draw:fill-color="#4c4c4c" draw:fill-hatch-name="white" draw:fill-hatch-solid="true" draw:textarea-vertical-align="middle" draw:auto-grow-height="false" fo:min-height="0cm" fo:min-width="0cm" fo:padding-top="0.15cm" fo:padding-bottom="0.15cm" fo:padding-left="0.275cm" fo:padding-right="0.275cm"/>
    </style:style>
    <style:style style:name="gr37" style:family="graphic" style:parent-style-name="standard">
      <style:graphic-properties svg:stroke-width="0.051cm" draw:marker-start-width="0.2cm" draw:marker-end-width="0.2cm" draw:fill-color="#4c4c4c" draw:textarea-horizontal-align="center" draw:textarea-vertical-align="middle" fo:padding-top="0.15cm" fo:padding-bottom="0.15cm" fo:padding-left="0.275cm" fo:padding-right="0.275cm"/>
    </style:style>
    <style:style style:name="gr38" style:family="graphic" style:parent-style-name="standard">
      <style:graphic-properties draw:stroke="solid" svg:stroke-width="0.051cm" draw:marker-start-width="0.2cm" draw:marker-end-width="0.2cm" draw:fill="solid" draw:fill-color="#e6e6ff" draw:fill-hatch-name="white" draw:fill-hatch-solid="true" draw:textarea-horizontal-align="center" draw:textarea-vertical-align="middle" fo:padding-top="0.15cm" fo:padding-bottom="0.15cm" fo:padding-left="0.275cm" fo:padding-right="0.275cm"/>
    </style:style>
    <style:style style:name="gr39" style:family="graphic" style:parent-style-name="standard">
      <style:graphic-properties draw:stroke="solid" svg:stroke-width="0.051cm" draw:marker-start-width="0.2cm" draw:marker-end-width="0.2cm" draw:fill="solid" draw:fill-color="#4c4c4c" draw:fill-hatch-name="white" draw:fill-hatch-solid="true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standard">
      <style:graphic-properties draw:stroke="solid" draw:fill-color="#006b6b" draw:opacity="50%" draw:textarea-horizontal-align="left" draw:textarea-vertical-align="top" draw:shadow-opacity="50%"/>
    </style:style>
    <style:style style:name="gr41" style:family="graphic" style:parent-style-name="standard">
      <style:graphic-properties draw:stroke="solid" svg:stroke-color="#000000" draw:fill="solid" draw:fill-color="#4c4c4c" draw:fill-hatch-name="white" draw:fill-hatch-solid="true" draw:textarea-horizontal-align="center" draw:textarea-vertical-align="middle"/>
    </style:style>
    <style:style style:name="gr42" style:family="graphic" style:parent-style-name="objectwithoutfill">
      <style:graphic-properties draw:stroke="solid" svg:stroke-color="#000000" draw:fill="solid" draw:fill-color="#cccccc" draw:textarea-horizontal-align="center" draw:textarea-vertical-align="middle"/>
    </style:style>
    <style:style style:name="gr43" style:family="graphic" style:parent-style-name="standard">
      <style:graphic-properties draw:stroke="solid" svg:stroke-color="#000000" draw:fill="solid" draw:fill-color="#4c4c4c" draw:fill-hatch-name="white" draw:fill-hatch-solid="true" draw:textarea-horizontal-align="justify" draw:textarea-vertical-align="middle" draw:auto-grow-height="false"/>
    </style:style>
    <style:style style:name="gr44" style:family="graphic" style:parent-style-name="standard">
      <style:graphic-properties draw:stroke="solid" draw:fill="solid" draw:fill-color="#4c4c4c" draw:textarea-horizontal-align="justify" draw:textarea-vertical-align="middle" draw:auto-grow-height="false" draw:shadow="hidden"/>
    </style:style>
    <style:style style:name="gr45" style:family="graphic" style:parent-style-name="standard">
      <style:graphic-properties draw:stroke="solid" svg:stroke-color="#000000" draw:fill-color="#4c4c4c" draw:textarea-horizontal-align="justify" draw:textarea-vertical-align="middle" draw:auto-grow-height="false"/>
    </style:style>
    <style:style style:name="gr46" style:family="graphic" style:parent-style-name="objectwithoutfill">
      <style:graphic-properties draw:stroke="solid" svg:stroke-color="#000000" draw:fill="solid" draw:fill-color="#c0c0c0" draw:textarea-horizontal-align="center" draw:textarea-vertical-align="middle"/>
    </style:style>
    <style:style style:name="gr47" style:family="graphic" style:parent-style-name="standard">
      <style:graphic-properties svg:stroke-width="0cm" draw:marker-start-width="0.2cm" draw:marker-end-width="0.2cm" draw:fill-color="#94bd5e" draw:textarea-horizontal-align="center" draw:textarea-vertical-align="middle" fo:padding-top="0.125cm" fo:padding-bottom="0.125cm" fo:padding-left="0.25cm" fo:padding-right="0.25cm"/>
    </style:style>
    <style:style style:name="gr48" style:family="graphic" style:parent-style-name="standard">
      <style:graphic-properties draw:stroke="solid" draw:fill="solid" draw:fill-color="#4c4c4c" draw:fill-hatch-name="white" draw:fill-hatch-solid="tru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/>
    </style:style>
    <style:style style:name="P3" style:family="paragraph">
      <style:paragraph-properties fo:text-align="center"/>
      <style:text-properties fo:font-size="8pt" style:font-size-asian="48pt" style:font-size-complex="48pt"/>
    </style:style>
    <style:style style:name="P4" style:family="paragraph">
      <style:paragraph-properties fo:text-align="center"/>
      <style:text-properties fo:font-size="12pt" style:font-size-asian="24pt" style:font-size-complex="24pt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text-align="start"/>
      <style:text-properties fo:font-size="12pt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LGC Sans'" style:font-family-generic-asian="system" style:font-pitch-asian="variable" style:font-size-asian="32pt" style:language-asian="zh" style:country-asian="CN" style:font-style-asian="normal" style:font-weight-asian="normal" style:font-family-complex="'DejaVu LGC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text-align="center"/>
      <style:text-properties fo:font-size="12pt" style:font-size-asian="16pt" style:font-size-complex="16pt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21.025cm" svg:height="18.514cm" svg:x="7.667cm" svg:y="19.632cm" svg:viewBox="0 0 21026 18515" draw:points="3175,0 21026,2005 21026,18515 3275,18515 0,1688 0,0">
          <text:p/>
        </draw:polygon>
        <draw:polygon draw:style-name="gr1" draw:text-style-name="P1" draw:layer="layout" svg:width="26.522cm" svg:height="18.096cm" svg:x="2.17cm" svg:y="1cm" svg:viewBox="0 0 26523 18097" draw:points="0,13735 8772,18097 26523,18097 26523,3492 26523,0 8772,0 0,12065">
          <text:p/>
        </draw:polygon>
        <draw:line draw:style-name="gr2" draw:text-style-name="P1" draw:layer="layout" svg:x1="5.345cm" svg:y1="14.752cm" svg:x2="28.693cm" svg:y2="19.097cm">
          <text:p/>
        </draw:line>
        <draw:line draw:style-name="gr2" draw:text-style-name="P1" draw:layer="layout" svg:x1="5.345cm" svg:y1="13.065cm" svg:x2="28.593cm" svg:y2="1cm">
          <text:p/>
        </draw:line>
        <draw:line draw:style-name="gr2" draw:text-style-name="P1" draw:layer="layout" svg:x1="10.525cm" svg:y1="21.002cm" svg:x2="28.693cm" svg:y2="38.147cm">
          <text:p/>
        </draw:line>
        <draw:connector draw:style-name="gr3" draw:text-style-name="P2" draw:layer="layout" svg:x1="3.728cm" svg:y1="24.499cm" svg:x2="3.728cm" svg:y2="26.087cm" draw:start-shape="id1" draw:start-glue-point="2" draw:end-shape="id2" draw:end-glue-point="0" svg:d="m3728 24499v1588">
          <text:p/>
        </draw:connector>
        <draw:connector draw:style-name="gr3" draw:text-style-name="P2" draw:layer="layout" svg:x1="3.727cm" svg:y1="11.485cm" svg:x2="3.727cm" svg:y2="13.073cm" draw:start-shape="id3" draw:start-glue-point="2" draw:end-shape="id4" draw:end-glue-point="0" svg:d="m3727 11485v1588">
          <text:p/>
        </draw:connector>
        <draw:connector draw:style-name="gr4" draw:text-style-name="P2" draw:layer="layout" draw:type="curve" svg:x1="7.667cm" svg:y1="21.101cm" svg:x2="5.32cm" svg:y2="26.919cm" draw:start-shape="id5" draw:start-glue-point="3" draw:end-shape="id2" draw:end-glue-point="1" svg:d="m7667 21101c-1759 0-586 5818-2347 5818">
          <text:p/>
        </draw:connector>
        <draw:connector draw:style-name="gr5" draw:text-style-name="P2" draw:layer="layout" draw:type="curve" svg:x1="7.667cm" svg:y1="20.422cm" svg:x2="5.319cm" svg:y2="20.416cm" draw:start-shape="id6" draw:start-glue-point="3" draw:end-shape="id7" draw:end-glue-point="1" svg:d="m7667 20422c-1761 0-587-6-2348-6">
          <text:p/>
        </draw:connector>
        <draw:connector draw:style-name="gr6" draw:text-style-name="P2" draw:layer="layout" draw:type="curve" svg:x1="9.254cm" svg:y1="24.424cm" svg:x2="5.319cm" svg:y2="30.172cm" draw:start-shape="id8" draw:start-glue-point="2" draw:end-shape="id9" draw:end-glue-point="1" svg:d="m9254 24424c0 3832-1311 5748-3935 5748">
          <text:p/>
        </draw:connector>
        <draw:connector draw:style-name="gr5" draw:text-style-name="P2" draw:layer="layout" draw:type="curve" svg:x1="7.667cm" svg:y1="23.586cm" svg:x2="5.319cm" svg:y2="20.931cm" draw:start-shape="id8" draw:start-glue-point="3" draw:end-shape="id10" draw:end-glue-point="1" svg:d="m7667 23586c-1761 0-587-2655-2348-2655">
          <text:p/>
        </draw:connector>
        <draw:connector draw:style-name="gr7" draw:text-style-name="P2" draw:layer="layout" draw:type="curve" draw:line-skew="0.222cm" svg:x1="7.667cm" svg:y1="19.742cm" svg:x2="5.319cm" svg:y2="17.159cm" draw:start-shape="id11" draw:start-glue-point="3" draw:end-shape="id12" draw:end-glue-point="1" svg:d="m7667 19742c-1428 0-254-2583-2348-2583">
          <text:p/>
        </draw:connector>
        <draw:connector draw:style-name="gr8" draw:text-style-name="P2" draw:layer="layout" draw:type="curve" svg:x1="5.319cm" svg:y1="19.897cm" svg:x2="5.319cm" svg:y2="13.905cm" draw:start-shape="id13" draw:start-glue-point="1" draw:end-shape="id4" draw:end-glue-point="1" svg:d="m5319 19897c751 0 751-5992 0-5992">
          <text:p/>
        </draw:connector>
        <draw:connector draw:style-name="gr9" draw:text-style-name="P2" draw:layer="layout" draw:type="curve" svg:x1="9.254cm" svg:y1="19.584cm" svg:x2="5.319cm" svg:y2="13.905cm" draw:start-shape="id6" draw:start-glue-point="0" draw:end-shape="id4" draw:end-glue-point="1" svg:d="m9254 19584c0-3786-1311-5679-3935-5679">
          <text:p/>
        </draw:connector>
        <draw:connector draw:style-name="gr3" draw:text-style-name="P2" draw:layer="layout" draw:line-skew="-0.635cm" svg:x1="2.136cm" svg:y1="20.416cm" svg:x2="2.136cm" svg:y2="30.172cm" draw:start-shape="id7" draw:start-glue-point="3" draw:end-shape="id9" draw:end-glue-point="3" svg:d="m2136 20416h-1136v9756h1136">
          <text:p/>
        </draw:connector>
        <draw:connector draw:style-name="gr3" draw:text-style-name="P2" draw:layer="layout" svg:x1="3.727cm" svg:y1="17.992cm" svg:x2="3.727cm" svg:y2="19.584cm" draw:start-shape="id12" draw:end-shape="id7" draw:end-glue-point="0" svg:d="m3727 17992v1592">
          <text:p/>
        </draw:connector>
        <draw:connector draw:style-name="gr3" draw:text-style-name="P2" draw:layer="layout" svg:x1="3.728cm" svg:y1="27.752cm" svg:x2="3.727cm" svg:y2="29.339cm" draw:start-shape="id2" draw:start-glue-point="2" draw:end-shape="id9" draw:end-glue-point="0" svg:d="m3728 27752v794h-1v793">
          <text:p/>
        </draw:connector>
        <draw:connector draw:style-name="gr3" draw:text-style-name="P2" draw:layer="layout" svg:x1="3.727cm" svg:y1="31.005cm" svg:x2="3.727cm" svg:y2="32.593cm" draw:start-shape="id9" draw:end-shape="id14" svg:d="m3727 31005v1588">
          <text:p/>
        </draw:connector>
        <draw:connector draw:style-name="gr3" draw:text-style-name="P2" draw:layer="layout" svg:x1="3.727cm" svg:y1="21.249cm" svg:x2="3.728cm" svg:y2="22.833cm" draw:start-shape="id7" draw:start-glue-point="2" draw:end-shape="id1" draw:end-glue-point="0" svg:d="m3727 21249v792h1v792">
          <text:p/>
        </draw:connector>
        <draw:rect draw:style-name="gr10" draw:text-style-name="P3" draw:id="id9" draw:layer="layout" svg:width="3.183cm" svg:height="1.666cm" svg:x="2.136cm" svg:y="29.339cm">
          <text:p text:style-name="P1"><text:span text:style-name="T1">Validate for</text:span></text:p>
          <text:p text:style-name="P1"><text:span text:style-name="T1">Submission</text:span></text:p>
        </draw:rect>
        <draw:rect draw:style-name="gr11" draw:text-style-name="P3" draw:id="id2" draw:layer="layout" svg:width="3.184cm" svg:height="1.665cm" svg:x="2.136cm" svg:y="26.087cm">
          <text:p text:style-name="P1"><text:span text:style-name="T1">Review </text:span></text:p>
          <text:p text:style-name="P1"><text:span text:style-name="T1">Annotation</text:span></text:p>
        </draw:rect>
        <draw:rect draw:style-name="gr12" draw:text-style-name="P3" draw:id="id1" draw:layer="layout" svg:width="3.184cm" svg:height="1.666cm" svg:x="2.136cm" svg:y="22.833cm">
          <text:p text:style-name="P1"><text:span text:style-name="T1">Generate </text:span></text:p>
          <text:p text:style-name="P1"><text:span text:style-name="T1">Annotation</text:span></text:p>
        </draw:rect>
        <draw:rect draw:style-name="gr13" draw:text-style-name="P3" draw:id="id8" draw:layer="layout" svg:width="3.175cm" svg:height="1.676cm" svg:x="7.667cm" svg:y="22.748cm">
          <text:p text:style-name="P1"><text:span text:style-name="T1">Collaborator </text:span></text:p>
          <text:p text:style-name="P1"><text:span text:style-name="T1">Review</text:span></text:p>
        </draw:rect>
        <draw:rect draw:style-name="gr14" draw:text-style-name="P3" draw:id="id12" draw:layer="layout" svg:width="3.183cm" svg:height="1.665cm" svg:x="2.136cm" svg:y="16.327cm">
          <text:p text:style-name="P1"><text:span text:style-name="T1">Assemble</text:span></text:p>
        </draw:rect>
        <draw:rect draw:style-name="gr15" draw:text-style-name="P3" draw:id="id14" draw:layer="layout" svg:width="3.183cm" svg:height="1.666cm" svg:x="2.136cm" svg:y="32.593cm">
          <text:p text:style-name="P1"><text:span text:style-name="T1">Deliver Data</text:span></text:p>
        </draw:rect>
        <draw:rect draw:style-name="gr16" draw:text-style-name="P3" draw:id="id15" draw:layer="layout" svg:width="3.183cm" svg:height="1.666cm" svg:x="2.136cm" svg:y="35.846cm">
          <text:p text:style-name="P1"><text:span text:style-name="T1">Sample </text:span></text:p>
          <text:p text:style-name="P1"><text:span text:style-name="T1">Published</text:span></text:p>
        </draw:rect>
        <draw:rect draw:style-name="gr17" draw:text-style-name="P3" draw:id="id3" draw:layer="layout" svg:width="3.183cm" svg:height="1.666cm" svg:x="2.136cm" svg:y="9.819cm">
          <text:p text:style-name="P1"><text:span text:style-name="T1">Received Sample</text:span></text:p>
        </draw:rect>
        <draw:rect draw:style-name="gr18" draw:text-style-name="P3" draw:id="id4" draw:layer="layout" svg:width="3.183cm" svg:height="1.665cm" svg:x="2.136cm" svg:y="13.073cm">
          <text:p text:style-name="P1"><text:span text:style-name="T1">Lab Processing</text:span></text:p>
        </draw:rect>
        <draw:connector draw:style-name="gr19" draw:text-style-name="P1" draw:layer="layout" svg:x1="3.727cm" svg:y1="34.259cm" svg:x2="3.727cm" svg:y2="35.846cm" draw:start-shape="id14" draw:start-glue-point="2" draw:end-shape="id15" draw:end-glue-point="0" svg:d="m3727 34259v1587">
          <text:p/>
        </draw:connector>
        <draw:connector draw:style-name="gr20" draw:text-style-name="P1" draw:layer="layout" svg:x1="3.727cm" svg:y1="14.738cm" svg:x2="3.727cm" svg:y2="16.327cm" draw:start-shape="id4" draw:end-shape="id12" draw:end-glue-point="0" svg:d="m3727 14738v1589">
          <text:p/>
        </draw:connector>
        <draw:connector draw:style-name="gr21" draw:text-style-name="P1" draw:layer="layout" svg:x1="9.254cm" svg:y1="21.26cm" svg:x2="9.254cm" svg:y2="22.748cm" draw:start-shape="id6" draw:start-glue-point="2" draw:end-shape="id8" draw:end-glue-point="0" svg:d="m9254 21260v1488">
          <text:p/>
        </draw:connector>
        <draw:g>
          <draw:rect draw:style-name="gr2" draw:text-style-name="P1" draw:id="id11" draw:layer="layout" svg:width="1.905cm" svg:height="0.317cm" svg:x="7.667cm" svg:y="19.584cm">
            <text:p/>
          </draw:rect>
          <draw:rect draw:style-name="gr2" draw:text-style-name="P1" draw:id="id5" draw:layer="layout" svg:width="1.905cm" svg:height="0.317cm" svg:x="7.667cm" svg:y="20.943cm">
            <text:p/>
          </draw:rect>
          <draw:rect draw:style-name="gr22" draw:text-style-name="P3" draw:id="id6" draw:layer="layout" svg:width="3.175cm" svg:height="1.676cm" svg:x="7.667cm" svg:y="19.584cm">
            <text:p text:style-name="P1"><text:span text:style-name="T1">Close Sample</text:span></text:p>
          </draw:rect>
        </draw:g>
        <draw:circle draw:style-name="gr23" draw:text-style-name="P2" draw:layer="layout" svg:width="0.723cm" svg:height="0.724cm" svg:x="3.332cm" svg:y="14.899cm">
          <text:p/>
        </draw:circle>
        <draw:g>
          <draw:rect draw:style-name="gr24" draw:text-style-name="P4" draw:layer="layout" svg:width="17.78cm" svg:height="18.138cm" svg:x="10.942cm" svg:y="1cm">
            <text:p text:style-name="P4">Lab Processing</text:p>
          </draw:rect>
          <draw:polygon draw:style-name="gr25" draw:text-style-name="P5" draw:layer="layout" svg:width="5.981cm" svg:height="5.982cm" draw:transform="rotate (-0.785747229248885) translate (22.8282658503074cm 6.059392106233cm)" svg:viewBox="0 0 5982 5983" draw:points="5020,-23729 0,-18707 108,-17746 642,-18280 534,-19028 1282,-18921 4806,-22448 4699,-23196 5447,-23089 5982,-23623">
            <text:p/>
          </draw:polygon>
          <draw:polygon draw:style-name="gr26" draw:text-style-name="P5" draw:layer="layout" svg:width="8.001cm" svg:height="8.013cm" draw:transform="skewX (0.00139626340159511) rotate (-0.785572696323685) translate (18.363022844167cm -2.83958400227436cm)" svg:viewBox="0 0 8002 8014" draw:points="533,-23365 1388,-23365 6509,-28493 6507,-29348 7362,-29348 8002,-29989 6826,-29883 0,-23044 2,-21975 535,-22510">
            <text:p/>
          </draw:polygon>
          <draw:custom-shape draw:style-name="gr27" draw:text-style-name="P5" draw:layer="layout" svg:width="0.303cm" svg:height="0.907cm" svg:x="13.889cm" svg:y="2.686cm">
            <text:p/>
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polygon draw:style-name="gr28" draw:text-style-name="P5" draw:layer="layout" svg:width="14.956cm" svg:height="0.627cm" draw:transform="rotate (3.1415926535892) translate (28.403837548509cm 17.5029425827184cm)" svg:viewBox="0 0 14957 628" draw:points="14957,-34378 13598,-34378 13144,-34832 12691,-34378 7705,-34378 7252,-34832 6798,-34378 1813,-34378 1360,-34832 907,-34378 0,-34378 604,-34983 14305,-35006">
            <text:p/>
          </draw:polygon>
          <draw:custom-shape draw:style-name="gr29" draw:text-style-name="P5" draw:layer="layout" svg:width="0.907cm" svg:height="0.907cm" svg:x="13.587cm" svg:y="2.3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rect draw:style-name="gr30" draw:text-style-name="P6" draw:layer="layout" svg:width="5.288cm" svg:height="5.267cm" svg:x="11.396cm" svg:y="3.587cm">
            <text:p text:style-name="P6">RT_PCR</text:p>
            <text:p text:style-name="P6"/>
          </draw:rect>
          <draw:rect draw:style-name="gr31" draw:text-style-name="P5" draw:id="id19" draw:layer="layout" svg:width="4.677cm" svg:height="1.512cm" svg:x="11.699cm" svg:y="4.342cm">
            <text:p text:style-name="P5">Open</text:p>
          </draw:rect>
          <draw:rect draw:style-name="gr31" draw:text-style-name="P5" draw:id="id17" draw:layer="layout" svg:width="2.115cm" svg:height="1.512cm" svg:x="11.699cm" svg:y="7.127cm">
            <text:p text:style-name="P5">Fail</text:p>
          </draw:rect>
          <draw:connector draw:style-name="gr32" draw:text-style-name="P5" draw:layer="layout" svg:x1="13.738cm" svg:y1="6.665cm" svg:x2="12.756cm" svg:y2="7.127cm" draw:start-shape="id16" draw:start-glue-point="5" draw:end-shape="id17" draw:end-glue-point="0" svg:d="m13738 6665h-982v462">
            <text:p/>
          </draw:connector>
          <draw:connector draw:style-name="gr32" draw:text-style-name="P5" draw:layer="layout" svg:x1="14.342cm" svg:y1="6.665cm" svg:x2="15.324cm" svg:y2="7.127cm" draw:start-shape="id16" draw:start-glue-point="7" draw:end-shape="id18" draw:end-glue-point="0" svg:d="m14342 6665h982v462">
            <text:p/>
          </draw:connector>
          <draw:custom-shape draw:style-name="gr33" draw:text-style-name="P5" draw:id="id16" draw:layer="layout" svg:width="0.604cm" svg:height="0.605cm" svg:x="13.738cm" svg:y="6.36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rect draw:style-name="gr30" draw:text-style-name="P6" draw:layer="layout" svg:width="5.288cm" svg:height="5.267cm" svg:x="19.788cm" svg:y="3.598cm">
            <text:p text:style-name="P6">SISPA</text:p>
            <text:p text:style-name="P6"/>
            <text:p text:style-name="P6"/>
          </draw:rect>
          <draw:g>
            <draw:path draw:style-name="gr34" draw:text-style-name="P7" draw:layer="layout" svg:width="0.604cm" svg:height="1.294cm" svg:x="19.53cm" svg:y="18.145cm" svg:viewBox="0 0 605 1295" svg:d="m605 1022c-101 91-202 182-303 273-101-91-201-182-302-273h151v-1022h302v1022z">
              <text:p/>
            </draw:path>
          </draw:g>
          <draw:custom-shape draw:style-name="gr27" draw:text-style-name="P5" draw:layer="layout" svg:width="0.302cm" svg:height="0.907cm" svg:x="19.733cm" svg:y="10.074cm">
            <text:p/>
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7" draw:text-style-name="P5" draw:layer="layout" svg:width="0.303cm" svg:height="0.907cm" svg:x="25.612cm" svg:y="10.074cm">
            <text:p/>
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9" draw:text-style-name="P5" draw:layer="layout" svg:width="0.907cm" svg:height="0.907cm" svg:x="22.054cm" svg:y="2.36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polygon draw:style-name="gr35" draw:text-style-name="P5" draw:layer="layout" svg:width="0.302cm" svg:height="2.136cm" svg:x="15.125cm" svg:y="8.539cm" svg:viewBox="0 0 303 2137" draw:points="303,1869 151,2137 0,1869 76,1869 76,0 227,0 227,1869">
            <text:p/>
          </draw:polygon>
          <draw:custom-shape draw:style-name="gr27" draw:text-style-name="P5" draw:layer="layout" svg:width="0.302cm" svg:height="0.907cm" svg:x="22.357cm" svg:y="2.692cm">
            <text:p/>
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onnector draw:style-name="gr32" draw:text-style-name="P5" draw:layer="layout" svg:x1="14.037cm" svg:y1="5.854cm" svg:x2="14.039cm" svg:y2="6.363cm" draw:start-shape="id19" draw:start-glue-point="2" draw:end-shape="id16" draw:end-glue-point="4" svg:d="m14037 5854v254h2v255">
            <text:p/>
          </draw:connector>
          <draw:custom-shape draw:style-name="gr36" draw:text-style-name="P5" draw:layer="layout" svg:width="0.755cm" svg:height="0.907cm" svg:x="11.091cm" svg:y="8.199cm">
            <text:p/>
  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rect draw:style-name="gr31" draw:text-style-name="P5" draw:id="id18" draw:layer="layout" svg:width="2.115cm" svg:height="1.512cm" svg:x="14.267cm" svg:y="7.127cm">
            <text:p text:style-name="P5">Complete</text:p>
          </draw:rect>
          <draw:rect draw:style-name="gr31" draw:text-style-name="P5" draw:id="id23" draw:layer="layout" svg:width="4.677cm" svg:height="1.511cm" svg:x="20.091cm" svg:y="4.331cm">
            <text:p text:style-name="P5">Open</text:p>
          </draw:rect>
          <draw:rect draw:style-name="gr31" draw:text-style-name="P5" draw:id="id21" draw:layer="layout" svg:width="2.115cm" svg:height="1.512cm" svg:x="20.091cm" svg:y="7.115cm">
            <text:p text:style-name="P5">Fail</text:p>
          </draw:rect>
          <draw:connector draw:style-name="gr32" draw:text-style-name="P5" draw:layer="layout" svg:x1="22.13cm" svg:y1="6.653cm" svg:x2="21.148cm" svg:y2="7.115cm" draw:start-shape="id20" draw:start-glue-point="5" draw:end-shape="id21" draw:end-glue-point="0" svg:d="m22130 6653h-982v462">
            <text:p/>
          </draw:connector>
          <draw:connector draw:style-name="gr32" draw:text-style-name="P5" draw:layer="layout" svg:x1="22.734cm" svg:y1="6.653cm" svg:x2="23.716cm" svg:y2="7.115cm" draw:start-shape="id20" draw:start-glue-point="7" draw:end-shape="id22" draw:end-glue-point="0" svg:d="m22734 6653h982v462">
            <text:p/>
          </draw:connector>
          <draw:custom-shape draw:style-name="gr33" draw:text-style-name="P5" draw:id="id20" draw:layer="layout" svg:width="0.604cm" svg:height="0.605cm" svg:x="22.13cm" svg:y="6.35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32" draw:text-style-name="P5" draw:layer="layout" svg:x1="22.429cm" svg:y1="5.842cm" svg:x2="22.431cm" svg:y2="6.351cm" draw:start-shape="id23" draw:start-glue-point="2" draw:end-shape="id20" draw:end-glue-point="4" svg:d="m22429 5842v254h2v255">
            <text:p/>
          </draw:connector>
          <draw:custom-shape draw:style-name="gr36" draw:text-style-name="P5" draw:layer="layout" svg:width="0.755cm" svg:height="0.907cm" svg:x="19.483cm" svg:y="8.187cm">
            <text:p/>
  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rect draw:style-name="gr30" draw:text-style-name="P6" draw:layer="layout" svg:width="5.288cm" svg:height="5.267cm" svg:x="11.395cm" svg:y="11.055cm">
            <text:p text:style-name="P6">Sequencing</text:p>
          </draw:rect>
          <draw:rect draw:style-name="gr31" draw:text-style-name="P5" draw:id="id27" draw:layer="layout" svg:width="4.677cm" svg:height="1.512cm" svg:x="11.698cm" svg:y="11.81cm">
            <text:p text:style-name="P5">Open</text:p>
          </draw:rect>
          <draw:rect draw:style-name="gr31" draw:text-style-name="P5" draw:id="id25" draw:layer="layout" svg:width="2.115cm" svg:height="1.511cm" svg:x="11.698cm" svg:y="14.595cm">
            <text:p text:style-name="P5">Fail</text:p>
          </draw:rect>
          <draw:connector draw:style-name="gr32" draw:text-style-name="P5" draw:layer="layout" svg:x1="13.737cm" svg:y1="14.132cm" svg:x2="12.755cm" svg:y2="14.595cm" draw:start-shape="id24" draw:start-glue-point="5" draw:end-shape="id25" draw:end-glue-point="0" svg:d="m13737 14132h-982v463">
            <text:p/>
          </draw:connector>
          <draw:connector draw:style-name="gr32" draw:text-style-name="P5" draw:layer="layout" svg:x1="14.341cm" svg:y1="14.132cm" svg:x2="15.323cm" svg:y2="14.595cm" draw:start-shape="id24" draw:start-glue-point="7" draw:end-shape="id26" draw:end-glue-point="0" svg:d="m14341 14132h982v463">
            <text:p/>
          </draw:connector>
          <draw:custom-shape draw:style-name="gr33" draw:text-style-name="P5" draw:id="id24" draw:layer="layout" svg:width="0.604cm" svg:height="0.605cm" svg:x="13.737cm" svg:y="13.8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polygon draw:style-name="gr35" draw:text-style-name="P5" draw:layer="layout" svg:width="0.302cm" svg:height="2.136cm" svg:x="15.124cm" svg:y="15.107cm" svg:viewBox="0 0 303 2137" draw:points="303,1869 151,2137 0,1869 76,1869 76,0 227,0 227,1869">
            <text:p/>
          </draw:polygon>
          <draw:connector draw:style-name="gr32" draw:text-style-name="P5" draw:layer="layout" svg:x1="14.036cm" svg:y1="13.322cm" svg:x2="14.038cm" svg:y2="13.83cm" draw:start-shape="id27" draw:start-glue-point="2" draw:end-shape="id24" draw:end-glue-point="4" svg:d="m14036 13322v254h2v254">
            <text:p/>
          </draw:connector>
          <draw:custom-shape draw:style-name="gr36" draw:text-style-name="P5" draw:layer="layout" svg:width="0.755cm" svg:height="0.906cm" svg:x="11.09cm" svg:y="15.67cm">
            <text:p/>
  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rect draw:style-name="gr31" draw:text-style-name="P5" draw:id="id26" draw:layer="layout" svg:width="2.115cm" svg:height="1.511cm" svg:x="14.266cm" svg:y="14.595cm">
            <text:p text:style-name="P5">Complete</text:p>
          </draw:rect>
          <draw:rect draw:style-name="gr30" draw:text-style-name="P6" draw:layer="layout" svg:width="5.287cm" svg:height="5.267cm" svg:x="17.24cm" svg:y="11.007cm">
            <text:p text:style-name="P6">Lib Cons &amp; Sequencing</text:p>
            <text:p text:style-name="P6"/>
            <text:p text:style-name="P6"/>
            <text:p text:style-name="P6"/>
          </draw:rect>
          <draw:rect draw:style-name="gr31" draw:text-style-name="P5" draw:id="id31" draw:layer="layout" svg:width="4.678cm" svg:height="1.512cm" svg:x="17.542cm" svg:y="11.762cm">
            <text:p text:style-name="P5">Open</text:p>
          </draw:rect>
          <draw:rect draw:style-name="gr31" draw:text-style-name="P5" draw:id="id29" draw:layer="layout" svg:width="2.115cm" svg:height="1.511cm" svg:x="17.542cm" svg:y="14.547cm">
            <text:p text:style-name="P5">Fail</text:p>
          </draw:rect>
          <draw:connector draw:style-name="gr32" draw:text-style-name="P5" draw:layer="layout" svg:x1="19.581cm" svg:y1="14.084cm" svg:x2="18.599cm" svg:y2="14.547cm" draw:start-shape="id28" draw:start-glue-point="5" draw:end-shape="id29" draw:end-glue-point="0" svg:d="m19581 14084h-982v463">
            <text:p/>
          </draw:connector>
          <draw:connector draw:style-name="gr32" draw:text-style-name="P5" draw:layer="layout" svg:x1="20.186cm" svg:y1="14.084cm" svg:x2="21.167cm" svg:y2="14.547cm" draw:start-shape="id28" draw:start-glue-point="7" draw:end-shape="id30" draw:end-glue-point="0" svg:d="m20186 14084h981v463">
            <text:p/>
          </draw:connector>
          <draw:custom-shape draw:style-name="gr33" draw:text-style-name="P5" draw:id="id28" draw:layer="layout" svg:width="0.605cm" svg:height="0.604cm" svg:x="19.581cm" svg:y="13.78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polygon draw:style-name="gr35" draw:text-style-name="P5" draw:layer="layout" svg:width="0.302cm" svg:height="2.136cm" svg:x="21.016cm" svg:y="15.059cm" svg:viewBox="0 0 303 2137" draw:points="303,1869 151,2137 0,1869 76,1869 76,0 227,0 227,1869">
            <text:p/>
          </draw:polygon>
          <draw:connector draw:style-name="gr32" draw:text-style-name="P5" draw:layer="layout" svg:x1="19.881cm" svg:y1="13.274cm" svg:x2="19.883cm" svg:y2="13.783cm" draw:start-shape="id31" draw:start-glue-point="2" draw:end-shape="id28" draw:end-glue-point="4" svg:d="m19881 13274v255h2v254">
            <text:p/>
          </draw:connector>
          <draw:custom-shape draw:style-name="gr36" draw:text-style-name="P5" draw:layer="layout" svg:width="0.756cm" svg:height="0.907cm" svg:x="16.937cm" svg:y="15.619cm">
            <text:p/>
  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rect draw:style-name="gr31" draw:text-style-name="P5" draw:id="id30" draw:layer="layout" svg:width="2.115cm" svg:height="1.511cm" svg:x="20.11cm" svg:y="14.547cm">
            <text:p text:style-name="P5">Complete</text:p>
          </draw:rect>
          <draw:rect draw:style-name="gr30" draw:text-style-name="P6" draw:layer="layout" svg:width="5.288cm" svg:height="5.267cm" svg:x="23.119cm" svg:y="10.987cm">
            <text:p text:style-name="P6">Lib Cons &amp; Sequencing</text:p>
            <text:p text:style-name="P6"/>
            <text:p text:style-name="P6"/>
            <text:p text:style-name="P6"/>
          </draw:rect>
          <draw:rect draw:style-name="gr31" draw:text-style-name="P5" draw:id="id35" draw:layer="layout" svg:width="4.677cm" svg:height="1.512cm" svg:x="23.422cm" svg:y="11.742cm">
            <text:p text:style-name="P5">Open</text:p>
          </draw:rect>
          <draw:rect draw:style-name="gr31" draw:text-style-name="P5" draw:id="id33" draw:layer="layout" svg:width="2.115cm" svg:height="1.511cm" svg:x="23.422cm" svg:y="14.527cm">
            <text:p text:style-name="P5">Fail</text:p>
          </draw:rect>
          <draw:connector draw:style-name="gr32" draw:text-style-name="P5" draw:layer="layout" svg:x1="25.461cm" svg:y1="14.065cm" svg:x2="24.479cm" svg:y2="14.527cm" draw:start-shape="id32" draw:start-glue-point="5" draw:end-shape="id33" draw:end-glue-point="0" svg:d="m25461 14065h-982v462">
            <text:p/>
          </draw:connector>
          <draw:connector draw:style-name="gr32" draw:text-style-name="P5" draw:layer="layout" svg:x1="26.065cm" svg:y1="14.065cm" svg:x2="27.047cm" svg:y2="14.527cm" draw:start-shape="id32" draw:start-glue-point="7" draw:end-shape="id34" draw:end-glue-point="0" svg:d="m26065 14065h982v462">
            <text:p/>
          </draw:connector>
          <draw:custom-shape draw:style-name="gr33" draw:text-style-name="P5" draw:id="id32" draw:layer="layout" svg:width="0.604cm" svg:height="0.605cm" svg:x="25.461cm" svg:y="13.76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polygon draw:style-name="gr35" draw:text-style-name="P5" draw:layer="layout" svg:width="0.302cm" svg:height="2.136cm" svg:x="26.896cm" svg:y="15.039cm" svg:viewBox="0 0 303 2137" draw:points="303,1869 151,2137 0,1869 76,1869 76,0 227,0 227,1869">
            <text:p/>
          </draw:polygon>
          <draw:connector draw:style-name="gr32" draw:text-style-name="P5" draw:layer="layout" svg:x1="25.76cm" svg:y1="13.254cm" svg:x2="25.762cm" svg:y2="13.763cm" draw:start-shape="id35" draw:start-glue-point="2" draw:end-shape="id32" draw:end-glue-point="4" svg:d="m25760 13254v254h2v255">
            <text:p/>
          </draw:connector>
          <draw:custom-shape draw:style-name="gr36" draw:text-style-name="P5" draw:layer="layout" svg:width="0.755cm" svg:height="0.907cm" svg:x="22.814cm" svg:y="15.599cm">
            <text:p/>
  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rect draw:style-name="gr31" draw:text-style-name="P5" draw:id="id34" draw:layer="layout" svg:width="2.115cm" svg:height="1.511cm" svg:x="25.99cm" svg:y="14.527cm">
            <text:p text:style-name="P5">Complete</text:p>
          </draw:rect>
          <draw:polygon draw:style-name="gr37" draw:text-style-name="P5" draw:layer="layout" svg:width="1.127cm" svg:height="1.329cm" svg:x="22.678cm" svg:y="8.279cm" svg:viewBox="0 0 1128 1330" draw:points="227,726 947,726 947,0 1128,0 1128,907 1057,907 947,907 227,907 227,1062 303,1062 151,1330 0,1062 76,1062 76,726 103,726">
            <text:p/>
          </draw:polygon>
          <draw:rect draw:style-name="gr31" draw:text-style-name="P5" draw:id="id22" draw:layer="layout" svg:width="2.115cm" svg:height="1.512cm" svg:x="22.659cm" svg:y="7.115cm">
            <text:p text:style-name="P5">Complete</text:p>
          </draw:rect>
          <draw:rect draw:style-name="gr38" draw:text-style-name="P8" draw:layer="layout" svg:width="5.288cm" svg:height="0.952cm" svg:x="19.788cm" svg:y="1.635cm">
            <text:p text:style-name="P8">Next Gen Sequencing</text:p>
          </draw:rect>
          <draw:rect draw:style-name="gr38" draw:text-style-name="P8" draw:layer="layout" svg:width="5.288cm" svg:height="0.952cm" svg:x="11.396cm" svg:y="1.635cm">
            <text:p text:style-name="P8">Next Gen Sequencing</text:p>
          </draw:rect>
          <draw:rect draw:style-name="gr38" draw:text-style-name="P8" draw:layer="layout" svg:width="5.288cm" svg:height="0.952cm" svg:x="19.788cm" svg:y="1.635cm">
            <text:p text:style-name="P8">Next Gen Sequencing</text:p>
          </draw:rect>
          <draw:rect draw:style-name="gr38" draw:text-style-name="P8" draw:layer="layout" svg:width="5.288cm" svg:height="0.952cm" svg:x="19.788cm" svg:y="1.635cm">
            <text:p text:style-name="P8">Next Gen Sequencing</text:p>
          </draw:rect>
          <draw:custom-shape draw:style-name="gr39" draw:text-style-name="P5" draw:layer="layout" svg:width="0.604cm" svg:height="0.604cm" svg:x="19.581cm" svg:y="10.10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rect draw:style-name="gr38" draw:text-style-name="P8" draw:layer="layout" svg:width="5.288cm" svg:height="0.952cm" svg:x="17.292cm" svg:y="9.255cm">
            <text:p text:style-name="P8">454 Sequencing</text:p>
          </draw:rect>
          <draw:custom-shape draw:style-name="gr39" draw:text-style-name="P5" draw:layer="layout" svg:width="0.604cm" svg:height="0.604cm" svg:x="25.461cm" svg:y="10.10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rect draw:style-name="gr38" draw:text-style-name="P8" draw:layer="layout" svg:width="5.288cm" svg:height="0.952cm" svg:x="23.116cm" svg:y="9.255cm">
            <text:p text:style-name="P8">Illumina Sequencing</text:p>
          </draw:rect>
          <draw:rect draw:style-name="gr38" draw:text-style-name="P8" draw:layer="layout" svg:width="5.288cm" svg:height="0.952cm" svg:x="17.292cm" svg:y="17.192cm">
            <text:p text:style-name="P8">All sub-tasks complete</text:p>
          </draw:rect>
        </draw:g>
        <draw:rect draw:style-name="gr40" draw:text-style-name="P9" draw:layer="layout" svg:width="17.78cm" svg:height="16.51cm" svg:x="10.942cm" svg:y="21.637cm">
          <text:p text:style-name="P9">Close Sample</text:p>
        </draw:rect>
        <draw:polygon draw:style-name="gr41" draw:text-style-name="P1" draw:layer="layout" svg:width="0.294cm" svg:height="8.996cm" svg:x="25.484cm" svg:y="29.147cm" svg:viewBox="0 0 295 8997" draw:points="222,8702 216,8702 216,8710 295,8710 148,8997 0,8710 79,8710 79,8702 74,8702 74,0 222,0">
          <text:p/>
        </draw:polygon>
        <draw:rect draw:style-name="gr41" draw:text-style-name="P1" draw:layer="layout" svg:width="4.721cm" svg:height="0.148cm" svg:x="20.904cm" svg:y="33.747cm">
          <text:p/>
        </draw:rect>
        <draw:polygon draw:style-name="gr42" draw:text-style-name="P1" draw:layer="layout" svg:width="3.592cm" svg:height="3.591cm" draw:transform="rotate (2.3563690231171) translate (19.8327758181833cm 39.6701106930033cm)" svg:viewBox="0 0 3593 3592" draw:points="2695,-28069 0,-25375 0,-24477 674,-25151 674,-25601 1123,-25600 2470,-26947 2470,-27396 2919,-27396 3593,-28069">
          <text:p/>
        </draw:polygon>
        <draw:custom-shape draw:style-name="gr43" draw:text-style-name="P1" draw:layer="layout" svg:width="0.885cm" svg:height="0.885cm" svg:x="25.179cm" svg:y="33.38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polygon draw:style-name="gr35" draw:text-style-name="P5" draw:layer="layout" svg:width="0.302cm" svg:height="2.136cm" svg:x="15.07cm" svg:y="29.343cm" svg:viewBox="0 0 303 2137" draw:points="303,1869 151,2137 0,1869 76,1869 76,0 227,0 227,1869">
          <text:p/>
        </draw:polygon>
        <draw:rect draw:style-name="gr30" draw:text-style-name="P6" draw:layer="layout" svg:width="5.288cm" svg:height="5.267cm" svg:x="11.26cm" svg:y="24.495cm">
          <text:p text:style-name="P6">In House Closure</text:p>
        </draw:rect>
        <draw:rect draw:style-name="gr31" draw:text-style-name="P5" draw:layer="layout" svg:width="4.677cm" svg:height="1.15cm" svg:x="11.563cm" svg:y="25.25cm">
          <text:p text:style-name="P5">Open</text:p>
        </draw:rect>
        <draw:rect draw:style-name="gr31" draw:text-style-name="P5" draw:layer="layout" svg:width="4.677cm" svg:height="1.15cm" svg:x="11.591cm" svg:y="26.838cm">
          <text:p text:style-name="P5">Perform Reactions</text:p>
        </draw:rect>
        <draw:rect draw:style-name="gr31" draw:text-style-name="P5" draw:layer="layout" svg:width="4.677cm" svg:height="1.15cm" svg:x="11.591cm" svg:y="28.425cm">
          <text:p text:style-name="P5">Complete</text:p>
        </draw:rect>
        <draw:polygon draw:style-name="gr35" draw:text-style-name="P5" draw:layer="layout" svg:width="0.302cm" svg:height="2.136cm" svg:x="18.373cm" svg:y="29.343cm" svg:viewBox="0 0 303 2137" draw:points="303,1869 151,2137 0,1869 76,1869 76,0 227,0 227,1869">
          <text:p/>
        </draw:polygon>
        <draw:rect draw:style-name="gr30" draw:text-style-name="P6" draw:layer="layout" svg:width="5.288cm" svg:height="5.267cm" svg:x="17.134cm" svg:y="24.495cm">
          <text:p text:style-name="P6">Custom Closure</text:p>
        </draw:rect>
        <draw:rect draw:style-name="gr31" draw:text-style-name="P5" draw:layer="layout" svg:width="4.677cm" svg:height="0.635cm" svg:x="17.465cm" svg:y="25.13cm">
          <text:p text:style-name="P5">Open</text:p>
        </draw:rect>
        <draw:rect draw:style-name="gr31" draw:text-style-name="P5" draw:layer="layout" svg:width="4.677cm" svg:height="0.635cm" svg:x="17.465cm" svg:y="26.083cm">
          <text:p text:style-name="P5">Design Primers</text:p>
        </draw:rect>
        <draw:rect draw:style-name="gr31" draw:text-style-name="P5" draw:layer="layout" svg:width="4.677cm" svg:height="0.635cm" svg:x="17.465cm" svg:y="27.035cm">
          <text:p text:style-name="P5">Order Primers</text:p>
        </draw:rect>
        <draw:rect draw:style-name="gr31" draw:text-style-name="P5" draw:layer="layout" svg:width="4.677cm" svg:height="0.635cm" svg:x="17.465cm" svg:y="27.988cm">
          <text:p text:style-name="P5">Perform Reactions</text:p>
        </draw:rect>
        <draw:rect draw:style-name="gr31" draw:text-style-name="P5" draw:layer="layout" svg:width="4.677cm" svg:height="0.635cm" svg:x="17.465cm" svg:y="28.94cm">
          <text:p text:style-name="P5">Complete</text:p>
        </draw:rect>
        <draw:rect draw:style-name="gr30" draw:text-style-name="P6" draw:layer="layout" svg:width="5.288cm" svg:height="5.267cm" svg:x="23.007cm" svg:y="24.495cm">
          <text:p text:style-name="P6">Closure Edit</text:p>
        </draw:rect>
        <draw:rect draw:style-name="gr31" draw:text-style-name="P5" draw:layer="layout" svg:width="4.677cm" svg:height="1.785cm" svg:x="23.31cm" svg:y="25.25cm">
          <text:p text:style-name="P5">Open</text:p>
        </draw:rect>
        <draw:rect draw:style-name="gr31" draw:text-style-name="P5" draw:layer="layout" svg:width="4.677cm" svg:height="1.785cm" svg:x="23.3cm" svg:y="27.79cm">
          <text:p text:style-name="P5">Complete</text:p>
        </draw:rect>
        <draw:rect draw:style-name="gr38" draw:text-style-name="P8" draw:layer="layout" svg:width="5.288cm" svg:height="0.952cm" svg:x="23.007cm" svg:y="35.951cm">
          <text:p text:style-name="P8">Now Complete</text:p>
        </draw:rect>
        <draw:polygon draw:style-name="gr41" draw:text-style-name="P1" draw:layer="layout" svg:width="0.294cm" svg:height="3.185cm" svg:x="20.963cm" svg:y="34.02cm" svg:viewBox="0 0 295 3186" draw:points="222,0 222,2885 295,2885 148,3186 0,2885 74,2885 74,0">
          <text:p/>
        </draw:polygon>
        <draw:rect draw:style-name="gr38" draw:text-style-name="P8" draw:layer="layout" svg:width="5.288cm" svg:height="0.952cm" svg:x="19.742cm" svg:y="33.385cm">
          <text:p text:style-name="P8">Requires Closure</text:p>
        </draw:rect>
        <draw:polygon draw:style-name="gr44" draw:text-style-name="P1" draw:layer="layout" svg:width="0.294cm" svg:height="1.269cm" svg:x="19.693cm" svg:y="23.225cm" svg:viewBox="0 0 295 1270" draw:points="222,0 222,1011 295,1011 148,1270 0,1011 74,1011 74,0">
          <text:p/>
        </draw:polygon>
        <draw:polygon draw:style-name="gr44" draw:text-style-name="P1" draw:layer="layout" svg:width="0.294cm" svg:height="1.269cm" svg:x="13.775cm" svg:y="23.225cm" svg:viewBox="0 0 295 1270" draw:points="222,0 222,1011 295,1011 148,1270 0,1011 74,1011 74,0">
          <text:p/>
        </draw:polygon>
        <draw:custom-shape draw:style-name="gr45" draw:text-style-name="P1" draw:layer="layout" svg:width="0.885cm" svg:height="0.885cm" svg:x="19.388cm" svg:y="23.352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5" draw:text-style-name="P1" draw:layer="layout" svg:width="0.885cm" svg:height="0.885cm" svg:x="13.482cm" svg:y="23.342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polygon draw:style-name="gr44" draw:text-style-name="P1" draw:layer="layout" svg:width="0.294cm" svg:height="1.269cm" svg:x="25.484cm" svg:y="23.225cm" svg:viewBox="0 0 295 1270" draw:points="222,0 222,1011 295,1011 148,1270 0,1011 74,1011 74,0">
          <text:p/>
        </draw:polygon>
        <draw:custom-shape draw:style-name="gr45" draw:text-style-name="P1" draw:layer="layout" svg:width="0.885cm" svg:height="0.885cm" svg:x="25.179cm" svg:y="23.352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polygon draw:style-name="gr46" draw:text-style-name="P1" draw:layer="layout" svg:width="15.121cm" svg:height="0.964cm" svg:x="12.327cm" svg:y="22.895cm" svg:viewBox="0 0 15122 965" draw:points="0,953 952,953 1587,318 2222,953 6867,953 7502,318 8137,953 12661,965 13296,330 13931,965 15122,953 14170,0 952,0">
          <text:p/>
        </draw:polygon>
        <draw:rect draw:style-name="gr2" draw:text-style-name="P1" draw:id="id13" draw:layer="layout" svg:width="0.952cm" svg:height="0.635cm" svg:x="4.367cm" svg:y="19.58cm">
          <text:p/>
        </draw:rect>
        <draw:rect draw:style-name="gr2" draw:text-style-name="P1" draw:id="id10" draw:layer="layout" svg:width="0.952cm" svg:height="0.635cm" svg:x="4.367cm" svg:y="20.614cm">
          <text:p/>
        </draw:rect>
        <draw:rect draw:style-name="gr47" draw:text-style-name="P3" draw:id="id7" draw:layer="layout" svg:width="3.183cm" svg:height="1.665cm" svg:x="2.136cm" svg:y="19.584cm">
          <text:p text:style-name="P1"><text:span text:style-name="T1">Review Assembly</text:span></text:p>
        </draw:rect>
        <draw:rect draw:style-name="gr30" draw:text-style-name="P6" draw:layer="layout" svg:width="5.288cm" svg:height="5.267cm" svg:x="13.841cm" svg:y="31.063cm">
          <text:p text:style-name="P6">Sequencing</text:p>
        </draw:rect>
        <draw:custom-shape draw:style-name="gr48" draw:text-style-name="P1" draw:layer="layout" svg:width="0.294cm" svg:height="0.737cm" svg:x="19.685cm" svg:y="37.406cm">
          <text:p/>
          <draw:enhanced-geometry svg:viewBox="0 0 21600 21600" draw:text-areas="?f0 0 ?f2 ?f5" draw:mirror-horizontal="false" draw:mirror-vertical="false" draw:type="down-arrow" draw:modifiers="13199.2448080554 5841.5094339622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olygon draw:style-name="gr35" draw:text-style-name="P5" draw:layer="layout" svg:width="0.302cm" svg:height="2.136cm" svg:x="18.397cm" svg:y="35.061cm" svg:viewBox="0 0 303 2137" draw:points="303,1869 151,2137 0,1869 76,1869 76,0 227,0 227,1869">
          <text:p/>
        </draw:polygon>
        <draw:rect draw:style-name="gr30" draw:text-style-name="P6" draw:layer="layout" svg:width="5.288cm" svg:height="5.267cm" svg:x="14.197cm" svg:y="31.48cm">
          <text:p text:style-name="P6">Sequencing</text:p>
        </draw:rect>
        <draw:rect draw:style-name="gr31" draw:text-style-name="P5" draw:id="id39" draw:layer="layout" svg:width="4.677cm" svg:height="1.512cm" svg:x="14.5cm" svg:y="32.235cm">
          <text:p text:style-name="P5">Open</text:p>
        </draw:rect>
        <draw:rect draw:style-name="gr31" draw:text-style-name="P5" draw:id="id37" draw:layer="layout" svg:width="2.115cm" svg:height="1.511cm" svg:x="14.5cm" svg:y="35.02cm">
          <text:p text:style-name="P5">Fail</text:p>
        </draw:rect>
        <draw:connector draw:style-name="gr32" draw:text-style-name="P5" draw:layer="layout" svg:x1="16.539cm" svg:y1="34.557cm" svg:x2="15.557cm" svg:y2="35.02cm" draw:start-shape="id36" draw:start-glue-point="5" draw:end-shape="id37" draw:end-glue-point="0" svg:d="m16539 34557h-982v463">
          <text:p/>
        </draw:connector>
        <draw:connector draw:style-name="gr32" draw:text-style-name="P5" draw:layer="layout" svg:x1="17.143cm" svg:y1="34.557cm" svg:x2="18.125cm" svg:y2="35.02cm" draw:start-shape="id36" draw:start-glue-point="7" draw:end-shape="id38" draw:end-glue-point="0" svg:d="m17143 34557h982v463">
          <text:p/>
        </draw:connector>
        <draw:custom-shape draw:style-name="gr33" draw:text-style-name="P5" draw:id="id36" draw:layer="layout" svg:width="0.604cm" svg:height="0.605cm" svg:x="16.539cm" svg:y="34.2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2" draw:text-style-name="P5" draw:layer="layout" svg:x1="16.838cm" svg:y1="33.747cm" svg:x2="16.84cm" svg:y2="34.255cm" draw:start-shape="id39" draw:start-glue-point="2" draw:end-shape="id36" draw:end-glue-point="4" svg:d="m16838 33747v254h2v254">
          <text:p/>
        </draw:connector>
        <draw:rect draw:style-name="gr31" draw:text-style-name="P5" draw:id="id38" draw:layer="layout" svg:width="2.115cm" svg:height="1.511cm" svg:x="17.068cm" svg:y="35.02cm">
          <text:p text:style-name="P5">Complete</text:p>
        </draw:rect>
        <draw:custom-shape draw:style-name="gr36" draw:text-style-name="P5" draw:layer="layout" svg:width="0.755cm" svg:height="0.906cm" svg:x="13.948cm" svg:y="36.072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white" draw:style="single" draw:color="#ffffff" draw:distance="0.102cm" draw:rotation="45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3" draw:display-name="Arrowheads 3" svg:viewBox="0 0 1131 2256" svg:d="m1127 2120-449-2006-9-42-25-39-38-25-38-8-43 8-38 25-25 39-9 42-449 2006v13l-4 9 9 42 25 38 38 25 42 9h903l42-9 38-25 26-38 8-42v-9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eter Edworthy</meta:initial-creator>
    <meta:creation-date>2011-05-20T10:11:19</meta:creation-date>
    <dc:date>2011-05-20T14:44:05</dc:date>
    <dc:creator>Peter Edworthy</dc:creator>
    <meta:editing-duration>PT04H02M27S</meta:editing-duration>
    <meta:editing-cycles>6</meta:editing-cycles>
    <meta:generator>OpenOffice.org/3.1$Unix OpenOffice.org_project/310m19$Build-9420</meta:generator>
    <meta:printed-by>Peter Edworthy</meta:printed-by>
    <meta:print-date>2011-05-20T11:04:04</meta:print-date>
    <meta:document-statistic meta:object-count="153"/>
  </office:meta>
</office:document-meta>
</file>